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2.15pt" svg:y="317.74pt">
            <loext:p draw:notify-on-update-of-ranges="Sheet1.E3:Sheet1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 * x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3]/[.C3]" office:value-type="float" office:value="0" calcext:value-type="float">
            <text:p>0.00</text:p>
          </table:table-cell>
          <table:table-cell table:formula="of:=0.5*(1-COS([.D3]))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.B3]+0.05" office:value-type="float" office:value="0.05" calcext:value-type="float">
            <text:p>0.0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4]/[.C4]" office:value-type="float" office:value="0.15707963267949" calcext:value-type="float">
            <text:p>0.16</text:p>
          </table:table-cell>
          <table:table-cell table:formula="of:=0.5*(1-COS([.D4]))" office:value-type="float" office:value="0.00615582970243112" calcext:value-type="float">
            <text:p>0.01</text:p>
          </table:table-cell>
        </table:table-row>
        <table:table-row table:style-name="ro1">
          <table:table-cell/>
          <table:table-cell table:formula="of:=[.B4]+0.05" office:value-type="float" office:value="0.1" calcext:value-type="float">
            <text:p>0.1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5]/[.C5]" office:value-type="float" office:value="0.314159265358979" calcext:value-type="float">
            <text:p>0.31</text:p>
          </table:table-cell>
          <table:table-cell table:formula="of:=0.5*(1-COS([.D5]))" office:value-type="float" office:value="0.0244717418524232" calcext:value-type="float">
            <text:p>0.02</text:p>
          </table:table-cell>
        </table:table-row>
        <table:table-row table:style-name="ro1">
          <table:table-cell/>
          <table:table-cell table:formula="of:=[.B5]+0.05" office:value-type="float" office:value="0.15" calcext:value-type="float">
            <text:p>0.1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6]/[.C6]" office:value-type="float" office:value="0.471238898038469" calcext:value-type="float">
            <text:p>0.47</text:p>
          </table:table-cell>
          <table:table-cell table:formula="of:=0.5*(1-COS([.D6]))" office:value-type="float" office:value="0.0544967379058161" calcext:value-type="float">
            <text:p>0.05</text:p>
          </table:table-cell>
        </table:table-row>
        <table:table-row table:style-name="ro1">
          <table:table-cell/>
          <table:table-cell table:formula="of:=[.B6]+0.05" office:value-type="float" office:value="0.2" calcext:value-type="float">
            <text:p>0.2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7]/[.C7]" office:value-type="float" office:value="0.628318530717959" calcext:value-type="float">
            <text:p>0.63</text:p>
          </table:table-cell>
          <table:table-cell table:formula="of:=0.5*(1-COS([.D7]))" office:value-type="float" office:value="0.0954915028125263" calcext:value-type="float">
            <text:p>0.10</text:p>
          </table:table-cell>
        </table:table-row>
        <table:table-row table:style-name="ro1">
          <table:table-cell/>
          <table:table-cell table:formula="of:=[.B7]+0.05" office:value-type="float" office:value="0.25" calcext:value-type="float">
            <text:p>0.2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8]/[.C8]" office:value-type="float" office:value="0.785398163397448" calcext:value-type="float">
            <text:p>0.79</text:p>
          </table:table-cell>
          <table:table-cell table:formula="of:=0.5*(1-COS([.D8]))" office:value-type="float" office:value="0.146446609406726" calcext:value-type="float">
            <text:p>0.15</text:p>
          </table:table-cell>
        </table:table-row>
        <table:table-row table:style-name="ro1">
          <table:table-cell/>
          <table:table-cell table:formula="of:=[.B8]+0.05" office:value-type="float" office:value="0.3" calcext:value-type="float">
            <text:p>0.3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9]/[.C9]" office:value-type="float" office:value="0.942477796076938" calcext:value-type="float">
            <text:p>0.94</text:p>
          </table:table-cell>
          <table:table-cell table:formula="of:=0.5*(1-COS([.D9]))" office:value-type="float" office:value="0.206107373853763" calcext:value-type="float">
            <text:p>0.21</text:p>
          </table:table-cell>
        </table:table-row>
        <table:table-row table:style-name="ro1">
          <table:table-cell/>
          <table:table-cell table:formula="of:=[.B9]+0.05" office:value-type="float" office:value="0.35" calcext:value-type="float">
            <text:p>0.3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0]/[.C10]" office:value-type="float" office:value="1.09955742875643" calcext:value-type="float">
            <text:p>1.10</text:p>
          </table:table-cell>
          <table:table-cell table:formula="of:=0.5*(1-COS([.D10]))" office:value-type="float" office:value="0.273004750130227" calcext:value-type="float">
            <text:p>0.27</text:p>
          </table:table-cell>
        </table:table-row>
        <table:table-row table:style-name="ro1">
          <table:table-cell/>
          <table:table-cell table:formula="of:=[.B10]+0.05" office:value-type="float" office:value="0.4" calcext:value-type="float">
            <text:p>0.4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1]/[.C11]" office:value-type="float" office:value="1.25663706143592" calcext:value-type="float">
            <text:p>1.26</text:p>
          </table:table-cell>
          <table:table-cell table:formula="of:=0.5*(1-COS([.D11]))" office:value-type="float" office:value="0.345491502812526" calcext:value-type="float">
            <text:p>0.35</text:p>
          </table:table-cell>
        </table:table-row>
        <table:table-row table:style-name="ro1">
          <table:table-cell/>
          <table:table-cell table:formula="of:=[.B11]+0.05" office:value-type="float" office:value="0.45" calcext:value-type="float">
            <text:p>0.4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2]/[.C12]" office:value-type="float" office:value="1.41371669411541" calcext:value-type="float">
            <text:p>1.41</text:p>
          </table:table-cell>
          <table:table-cell table:formula="of:=0.5*(1-COS([.D12]))" office:value-type="float" office:value="0.421782767479884" calcext:value-type="float">
            <text:p>0.42</text:p>
          </table:table-cell>
        </table:table-row>
        <table:table-row table:style-name="ro1">
          <table:table-cell/>
          <table:table-cell table:formula="of:=[.B12]+0.05"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3]/[.C13]" office:value-type="float" office:value="1.5707963267949" calcext:value-type="float">
            <text:p>1.57</text:p>
          </table:table-cell>
          <table:table-cell table:formula="of:=0.5*(1-COS([.D13]))" office:value-type="float" office:value="0.5" calcext:value-type="float">
            <text:p>0.50</text:p>
          </table:table-cell>
        </table:table-row>
        <table:table-row table:style-name="ro1">
          <table:table-cell/>
          <table:table-cell table:formula="of:=[.B13]+0.05" office:value-type="float" office:value="0.55" calcext:value-type="float">
            <text:p>0.5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4]/[.C14]" office:value-type="float" office:value="1.72787595947439" calcext:value-type="float">
            <text:p>1.73</text:p>
          </table:table-cell>
          <table:table-cell table:formula="of:=0.5*(1-COS([.D14]))" office:value-type="float" office:value="0.578217232520115" calcext:value-type="float">
            <text:p>0.58</text:p>
          </table:table-cell>
        </table:table-row>
        <table:table-row table:style-name="ro1">
          <table:table-cell/>
          <table:table-cell table:formula="of:=[.B14]+0.05" office:value-type="float" office:value="0.6" calcext:value-type="float">
            <text:p>0.6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5]/[.C15]" office:value-type="float" office:value="1.88495559215388" calcext:value-type="float">
            <text:p>1.88</text:p>
          </table:table-cell>
          <table:table-cell table:formula="of:=0.5*(1-COS([.D15]))" office:value-type="float" office:value="0.654508497187474" calcext:value-type="float">
            <text:p>0.65</text:p>
          </table:table-cell>
        </table:table-row>
        <table:table-row table:style-name="ro1">
          <table:table-cell/>
          <table:table-cell table:formula="of:=[.B15]+0.05" office:value-type="float" office:value="0.65" calcext:value-type="float">
            <text:p>0.6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6]/[.C16]" office:value-type="float" office:value="2.04203522483337" calcext:value-type="float">
            <text:p>2.04</text:p>
          </table:table-cell>
          <table:table-cell table:formula="of:=0.5*(1-COS([.D16]))" office:value-type="float" office:value="0.726995249869773" calcext:value-type="float">
            <text:p>0.73</text:p>
          </table:table-cell>
        </table:table-row>
        <table:table-row table:style-name="ro1">
          <table:table-cell/>
          <table:table-cell table:formula="of:=[.B16]+0.05" office:value-type="float" office:value="0.7" calcext:value-type="float">
            <text:p>0.7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7]/[.C17]" office:value-type="float" office:value="2.19911485751286" calcext:value-type="float">
            <text:p>2.20</text:p>
          </table:table-cell>
          <table:table-cell table:formula="of:=0.5*(1-COS([.D17]))" office:value-type="float" office:value="0.793892626146236" calcext:value-type="float">
            <text:p>0.79</text:p>
          </table:table-cell>
        </table:table-row>
        <table:table-row table:style-name="ro1">
          <table:table-cell/>
          <table:table-cell table:formula="of:=[.B17]+0.05" office:value-type="float" office:value="0.75" calcext:value-type="float">
            <text:p>0.7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8]/[.C18]" office:value-type="float" office:value="2.35619449019235" calcext:value-type="float">
            <text:p>2.36</text:p>
          </table:table-cell>
          <table:table-cell table:formula="of:=0.5*(1-COS([.D18]))" office:value-type="float" office:value="0.853553390593274" calcext:value-type="float">
            <text:p>0.85</text:p>
          </table:table-cell>
        </table:table-row>
        <table:table-row table:style-name="ro1">
          <table:table-cell/>
          <table:table-cell table:formula="of:=[.B18]+0.05" office:value-type="float" office:value="0.8" calcext:value-type="float">
            <text:p>0.8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19]/[.C19]" office:value-type="float" office:value="2.51327412287183" calcext:value-type="float">
            <text:p>2.51</text:p>
          </table:table-cell>
          <table:table-cell table:formula="of:=0.5*(1-COS([.D19]))" office:value-type="float" office:value="0.904508497187474" calcext:value-type="float">
            <text:p>0.90</text:p>
          </table:table-cell>
        </table:table-row>
        <table:table-row table:style-name="ro1">
          <table:table-cell/>
          <table:table-cell table:formula="of:=[.B19]+0.05" office:value-type="float" office:value="0.85" calcext:value-type="float">
            <text:p>0.8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20]/[.C20]" office:value-type="float" office:value="2.67035375555132" calcext:value-type="float">
            <text:p>2.67</text:p>
          </table:table-cell>
          <table:table-cell table:formula="of:=0.5*(1-COS([.D20]))" office:value-type="float" office:value="0.945503262094184" calcext:value-type="float">
            <text:p>0.95</text:p>
          </table:table-cell>
        </table:table-row>
        <table:table-row table:style-name="ro1">
          <table:table-cell/>
          <table:table-cell table:formula="of:=[.B20]+0.05" office:value-type="float" office:value="0.9" calcext:value-type="float">
            <text:p>0.9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21]/[.C21]" office:value-type="float" office:value="2.82743338823081" calcext:value-type="float">
            <text:p>2.83</text:p>
          </table:table-cell>
          <table:table-cell table:formula="of:=0.5*(1-COS([.D21]))" office:value-type="float" office:value="0.975528258147577" calcext:value-type="float">
            <text:p>0.98</text:p>
          </table:table-cell>
        </table:table-row>
        <table:table-row table:style-name="ro1">
          <table:table-cell/>
          <table:table-cell table:formula="of:=[.B21]+0.05" office:value-type="float" office:value="0.95" calcext:value-type="float">
            <text:p>0.95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22]/[.C22]" office:value-type="float" office:value="2.9845130209103" calcext:value-type="float">
            <text:p>2.98</text:p>
          </table:table-cell>
          <table:table-cell table:formula="of:=0.5*(1-COS([.D22]))" office:value-type="float" office:value="0.993844170297569" calcext:value-type="float">
            <text:p>0.99</text:p>
          </table:table-cell>
        </table:table-row>
        <table:table-row table:style-name="ro1">
          <table:table-cell/>
          <table:table-cell table:formula="of:=[.B22]+0.05" office:value-type="float" office:value="1" calcext:value-type="float">
            <text:p>1.00</text:p>
          </table:table-cell>
          <table:table-cell office:value-type="float" office:value="1" calcext:value-type="float">
            <text:p>1.0</text:p>
          </table:table-cell>
          <table:table-cell table:style-name="ce1" table:formula="of:=PI()*[.B23]/[.C23]" office:value-type="float" office:value="3.14159265358979" calcext:value-type="float">
            <text:p>3.14</text:p>
          </table:table-cell>
          <table:table-cell table:formula="of:=0.5*(1-COS([.D23]))" office:value-type="float" office:value="1" calcext:value-type="float">
            <text:p>1.00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49:30.587747188</meta:creation-date>
    <dc:date>2016-12-08T03:29:10.135677424</dc:date>
    <meta:editing-duration>PT6H9M19S</meta:editing-duration>
    <meta:editing-cycles>1</meta:editing-cycles>
    <meta:document-statistic meta:table-count="1" meta:cell-count="87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E3:Sheet1.E23" svg:x="0.319cm" svg:y="0.18cm" svg:width="12.508cm" svg:height="8.645cm">
          <chartooo:coordinate-region svg:x="1.231cm" svg:y="0.38cm" svg:width="11.40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3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5582970243112">
                <text:p>0.00615582970243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4967379058161">
                <text:p>0.0544967379058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6446609406726">
                <text:p>0.146446609406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3004750130227">
                <text:p>0.27300475013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1782767479884">
                <text:p>0.421782767479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8217232520115">
                <text:p>0.578217232520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6995249869773">
                <text:p>0.726995249869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3553390593274">
                <text:p>0.853553390593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5503262094184">
                <text:p>0.945503262094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844170297569">
                <text:p>0.993844170297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